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mxet4uvh9q6s"/>Cahier des charges</text:p>
      <text:p text:style-name="P1"/>
      <text:p text:style-name="P1"><text:span text:style-name="T1">Sample</text:span></text:p>
      <text:list xml:id="list2130304518565156636" text:style-name="WWNum1">
        <text:list-item>
          <text:p text:style-name="P2">Creation</text:p>
          <text:list>
            <text:list-item>
              <text:p text:style-name="P3">Load wav files into samples</text:p>
              <text:list>
                <text:list-item>
                  <text:p text:style-name="P4">support mp3</text:p>
                </text:list-item>
              </text:list>
            </text:list-item>
            <text:list-item>
              <text:p text:style-name="P3"><office:annotation office:name="__Annotation__15_548535342"><dc:creator>Pierre Ethève</dc:creator><dc:date>2016-11-24T16:15:40</dc:date><text:p><text:span text:style-name="T3">Je pense pas que ça soit oufissimement compliqué, et c'est quand même vachement plus pratique de pas avoir à passer par un logiciel externe pour un truc aussi basique.</text:span></text:p></office:annotation><office:annotation office:name="__Annotation__13_548535342"><dc:creator>Michel Kewaltzy</dc:creator><dc:date>2016-11-24T16:15:40</dc:date><text:p><text:span text:style-name="T3">Tu penses que ça vaut le coup ? J'avais que le concept peut être sympa pour faire de la musique on the go mais j'ai du mal à évaluer la complexité.</text:span></text:p></office:annotation>Record samples with the record button<office:annotation-end office:name="__Annotation__13_548535342"/><office:annotation-end office:name="__Annotation__15_548535342"/></text:p>
            </text:list-item>
          </text:list>
        </text:list-item>
        <text:list-item>
          <text:p text:style-name="P2">Edition</text:p>
          <text:list>
            <text:list-item>
              <text:p text:style-name="P3">Merge samples in a smart way (able to change the volume of each sample in the fusion at any time)</text:p>
            </text:list-item>
            <text:list-item>
              <text:p text:style-name="P3">Cut samples into smaller ones</text:p>
            </text:list-item>
            <text:list-item>
              <text:p text:style-name="P3">Fade in / Fade out ? </text:p>
            </text:list-item>
            <text:list-item>
              <text:p text:style-name="P3"><office:annotation office:name="__Annotation__23_548535342"><dc:creator>Pierre Ethève</dc:creator><dc:date>2016-11-24T16:15:56</dc:date><text:p><text:span text:style-name="T3">Cé koué ? Connais pas !</text:span></text:p></office:annotation>Enveloppe<office:annotation-end office:name="__Annotation__23_548535342"/> ? Attack, Release, Sustain</text:p>
            </text:list-item>
            <text:list-item>
              <text:p text:style-name="P3">Filters (LowPass, Highpass, Bandpass) </text:p>
            </text:list-item>
          </text:list>
        </text:list-item>
      </text:list>
      <text:p text:style-name="P1"/>
      <text:p text:style-name="P1"><text:span text:style-name="T1">Polygon</text:span></text:p>
      <text:list xml:id="list74759693159454" text:continue-numbering="true" text:style-name="WWNum1">
        <text:list-item>
          <text:p text:style-name="P2">Creation</text:p>
          <text:list>
            <text:list-item>
              <text:p text:style-name="P3">Create a blank polygon to be filled with samples <office:annotation office:name="__Annotation__35_548535342"><dc:creator>Pierre Ethève</dc:creator><dc:date>2016-11-24T16:17:35</dc:date><text:p><text:span text:style-name="T3">(A priori je serais plus chaud pour la régularité, mais à discuter si tu préfères l'autre :) )</text:span></text:p></office:annotation><office:annotation office:name="__Annotation__33_548535342"><dc:creator>Pierre Ethève</dc:creator><dc:date>2016-11-24T16:17:35</dc:date><text:p><text:span text:style-name="T3">Il me semble avoir demandé mais pas sur, est ce que les polygones sont forcément réguliers , ou on peut bouger les nodes librement autour du cercle ?</text:span></text:p></office:annotation>(Triangle ou.. penta ? :D) <office:annotation-end office:name="__Annotation__33_548535342"/><office:annotation-end office:name="__Annotation__35_548535342"/></text:p>
            </text:list-item>
            <text:list-item>
              <text:p text:style-name="P3">Load an existing polygon from library or existing project</text:p>
              <text:list>
                <text:list-item>
                  <text:p text:style-name="P4">Dragndrop or import…&gt;existing project</text:p>
                </text:list-item>
              </text:list>
            </text:list-item>
          </text:list>
        </text:list-item>
        <text:list-item>
          <text:p text:style-name="P2">Edition</text:p>
          <text:list>
            <text:list-item>
              <text:p text:style-name="P3">Change number of nodes</text:p>
              <text:list>
                <text:list-item>
                  <text:p text:style-name="P4">Right-click → New node</text:p>
                </text:list-item>
              </text:list>
            </text:list-item>
            <text:list-item>
              <text:p text:style-name="P3">Change order of nodes</text:p>
              <text:list>
                <text:list-item>
                  <text:p text:style-name="P4">Left click Select Node and move it (hold) </text:p>
                </text:list-item>
              </text:list>
            </text:list-item>
            <text:list-item>
              <text:p text:style-name="P3">Change sample of a node</text:p>
              <text:list>
                <text:list-item>
                  <text:p text:style-name="P4"><text:soft-page-break/>Ctrl Right click - Select sample </text:p>
                </text:list-item>
                <text:list-item>
                  <text:p text:style-name="P4">Dragndrop</text:p>
                </text:list-item>
              </text:list>
            </text:list-item>
            <text:list-item>
              <text:p text:style-name="P3">Bind a sample to a node of a polygon</text:p>
            </text:list-item>
            <text:list-item>
              <text:p text:style-name="P3">Draw / Move Nodes</text:p>
            </text:list-item>
            <text:list-item>
              <text:p text:style-name="P3"><office:annotation office:name="__Annotation__51_548535342"><dc:creator>Pierre Ethève</dc:creator><dc:date>2016-11-24T16:17:58</dc:date><text:p><text:span text:style-name="T3">Ptetre même le lire ?</text:span></text:p></office:annotation>Show content of node while mouseover<office:annotation-end office:name="__Annotation__51_548535342"/></text:p>
            </text:list-item>
            <text:list-item>
              <text:p text:style-name="P3">Mute (gray) /solo (red) polygon </text:p>
            </text:list-item>
          </text:list>
        </text:list-item>
        <text:list-item>
          <text:p text:style-name="P2">View</text:p>
          <text:list>
            <text:list-item>
              <text:p text:style-name="P3">Mini window for each poly OR <office:annotation office:name="__Annotation__61_548535342"><dc:creator>Pierre Ethève</dc:creator><dc:date>2016-11-24T16:18:29</dc:date><text:p><text:span text:style-name="T3">Je pense qu'il y a moyen pour garder ça clair et cohérent ^^</text:span></text:p></office:annotation><office:annotation office:name="__Annotation__59_548535342"><dc:creator>Michel Kewaltzy</dc:creator><dc:date>2016-11-24T16:18:29</dc:date><text:p><text:span text:style-name="T3">Jy avais pas pensé mais ouais totalement, après il faudra bien faire attention à ce que les nodes ne sembrouillent pas entre différents polygones</text:span></text:p></office:annotation>poly floating freely in a part of the window<office:annotation-end office:name="__Annotation__59_548535342"/><office:annotation-end office:name="__Annotation__61_548535342"/></text:p>
            </text:list-item>
            <text:list-item>
              <text:p text:style-name="P3">Controls : Mute/Solo/Volume</text:p>
            </text:list-item>
          </text:list>
        </text:list-item>
        <text:list-item>
          <text:p text:style-name="P2">Save/Export</text:p>
          <text:list>
            <text:list-item>
              <text:p text:style-name="P3">Export polygon into global library (preset)</text:p>
            </text:list-item>
            <text:list-item>
              <text:p text:style-name="P3">Convert polygon into<office:annotation office:name="__Annotation__75_548535342"><dc:creator>Pierre Ethève</dc:creator><dc:date>2016-11-24T16:20:06</dc:date><text:p><text:span text:style-name="T3">Nan, en fait c'est juste une loop simple, comme dans toutes les pédales de loop, tu record et ça joue. Ça peut etre assimilé à un polygone à un seul node, mais je me dis que c'est peut etre plus clair de donner à l'utilisateur un moyen direct de pouvoir faire une loop comme il la connait !</text:span></text:p></office:annotation><office:annotation office:name="__Annotation__73_548535342"><dc:creator>Michel Kewaltzy</dc:creator><dc:date>2016-11-22T23:51:34</dc:date><text:p><text:span text:style-name="T3">Ah nan c'est le meta qui contient les polygones ?</text:span></text:p></office:annotation><office:annotation office:name="__Annotation__71_548535342"><dc:creator>Michel Kewaltzy</dc:creator><dc:date>2016-11-24T16:20:06</dc:date><text:p><text:span text:style-name="T3">J'ai pas trop pigé la freeloop. C'est le rendu sonore ?</text:span></text:p></office:annotation> free loop<office:annotation-end office:name="__Annotation__71_548535342"/><office:annotation-end office:name="__Annotation__73_548535342"/><office:annotation-end office:name="__Annotation__75_548535342"/></text:p>
            </text:list-item>
          </text:list>
        </text:list-item>
      </text:list>
      <text:p text:style-name="P1"/>
      <text:p text:style-name="P1"><text:span text:style-name="T1">Free loop</text:span></text:p>
      <text:list xml:id="list74759983714299" text:continue-numbering="true" text:style-name="WWNum1">
        <text:list-item>
          <text:p text:style-name="P2">Creation</text:p>
          <text:list>
            <text:list-item>
              <text:p text:style-name="P3">Create a blank loop to be filled with samples</text:p>
            </text:list-item>
            <text:list-item>
              <text:p text:style-name="P3">Load an existing loop from library or existing project</text:p>
              <text:list>
                <text:list-item>
                  <text:p text:style-name="P4">Dragndrop or import…&gt;existing project</text:p>
                </text:list-item>
              </text:list>
            </text:list-item>
            <text:list-item>
              <text:p text:style-name="P3">Convert from polygon to free loop</text:p>
            </text:list-item>
          </text:list>
        </text:list-item>
        <text:list-item>
          <text:p text:style-name="P2">Edition</text:p>
          <text:list>
            <text:list-item>
              <text:p text:style-name="P3">Delete</text:p>
            </text:list-item>
            <text:list-item>
              <text:p text:style-name="P3">Copy content (pour pouvoir du Ctrl C Ctrl V d’une node à l’autre) </text:p>
            </text:list-item>
            <text:list-item>
              <text:p text:style-name="P3">Add sample to the loop</text:p>
            </text:list-item>
          </text:list>
        </text:list-item>
        <text:list-item>
          <text:p text:style-name="P2">View</text:p>
          <text:list>
            <text:list-item>
              <text:p text:style-name="P3">Mini window for each poly OR floating freely in a part of the window</text:p>
            </text:list-item>
            <text:list-item>
              <text:p text:style-name="P3">Tab for recording</text:p>
            </text:list-item>
            <text:list-item>
              <text:p text:style-name="P3"><text:soft-page-break/>Controls : Mute/Solo/Volume</text:p>
            </text:list-item>
          </text:list>
        </text:list-item>
        <text:list-item>
          <text:p text:style-name="P2">Save/Export</text:p>
          <text:list>
            <text:list-item>
              <text:p text:style-name="P3">Export free loop into global library (preset)</text:p>
            </text:list-item>
            <text:list-item>
              <text:p text:style-name="P3">Convert free loop into sample</text:p>
            </text:list-item>
          </text:list>
        </text:list-item>
      </text:list>
      <text:p text:style-name="P1"/>
      <text:p text:style-name="P1"><text:span text:style-name="T1">Main interface</text:span></text:p>
      <text:list xml:id="list74759938454854" text:continue-numbering="true" text:style-name="WWNum1">
        <text:list-item>
          <text:p text:style-name="P2">Play/stop/Pause</text:p>
        </text:list-item>
        <text:list-item>
          <text:p text:style-name="P2">Metronome</text:p>
        </text:list-item>
        <text:list-item>
          <text:p text:style-name="P2"><office:annotation office:name="__Annotation__102_548535342"><dc:creator>Pierre Ethève</dc:creator><dc:date>2016-11-24T16:27:32</dc:date><text:p><text:span text:style-name="T3">C'est à discuter, mais moi je voyais vraiment l'écran en 2/3 parties :</text:span></text:p><text:p><text:span text:style-name="T3">1) Une barre au dessus avec les outils principaux (lecture/pause/metro/record/sample)</text:span></text:p><text:p><text:span text:style-name="T3">2) Une partie de l'écran consacrée aux loops où elles flottent librement</text:span></text:p><text:p><text:span text:style-name="T3">3) Une partie ou les samples flottent librement</text:span></text:p><text:p/><text:p><text:span text:style-name="T3">Du coup l'utilisation normale, c'est que tu commences à remplir ta zone de samples avec dragndrop et sample bank + record, et ensuite tu les arranges en loops. Dans ce cas là l'enregistrement s'inscrit bien dans le projet ^^</text:span></text:p></office:annotation><office:annotation office:name="__Annotation__100_548535342"><dc:creator>Michel Kewaltzy</dc:creator><dc:date>2016-11-24T16:27:32</dc:date><text:p><text:span text:style-name="T3">Ptete que le recording comme c'est assez différent du reste de l'appli ça pourrait être un tab à part ?</text:span></text:p></office:annotation>Record button<office:annotation-end office:name="__Annotation__100_548535342"/><office:annotation-end office:name="__Annotation__102_548535342"/></text:p>
        </text:list-item>
        <text:list-item>
          <text:p text:style-name="P2">Sample Bank (with drag n drop) </text:p>
        </text:list-item>
      </text:list>
      <text:p text:style-name="P1"/>
      <text:p text:style-name="P1"/>
      <text:p text:style-name="P1"><office:annotation office:name="__Annotation__124_548535342"><dc:creator>Pierre Ethève</dc:creator><dc:date>2016-11-24T16:29:10</dc:date><text:p><text:span text:style-name="T3">Ouais, ça me parrait cool !</text:span></text:p></office:annotation><office:annotation office:name="__Annotation__122_548535342"><dc:creator>Michel Kewaltzy</dc:creator><dc:date>2016-12-02T23:42:24</dc:date><text:p><text:span text:style-name="T3">Ca c'est juste une piste de comment parser les projets</text:span></text:p></office:annotation>Project File 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5">Name</text:p>
            <text:p text:style-name="P5">Bpm </text:p>
            <text:p text:style-name="P5">Samplebank : file1, file2,file3</text:p>
            <text:p text:style-name="P5">&lt;Polygon1&gt;</text:p>
            <text:p text:style-name="P5"><text:s text:c="5"/>State =MUTE</text:p>
            <text:p text:style-name="P5"><text:s text:c="5"/>color = red</text:p>
            <text:p text:style-name="P5"><text:s text:c="5"/>&lt;node1&gt;</text:p>
            <text:p text:style-name="P5"><text:s text:c="12"/>pos.x = ; </text:p>
            <text:p text:style-name="P5"><text:s text:c="11"/>pos.y = ; </text:p>
            <text:p text:style-name="P5"><text:s text:c="12"/>sample = file1; </text:p>
            <text:p text:style-name="P5"><text:s text:c="12"/>volume = 10; </text:p>
            <text:p text:style-name="P5"><text:s text:c="12"/>effects : lowpass=70</text:p>
            <text:p text:style-name="P5"><text:s text:c="5"/>&lt;/node1&gt;</text:p>
            <text:p text:style-name="P5">&lt;/Polygon1&gt;</text:p>
          </table:table-cell>
        </table:table-row>
      </table:table>
      <text:p text:style-name="P1"><text:soft-page-break/><office:annotation-end office:name="__Annotation__122_548535342"/><office:annotation-end office:name="__Annotation__124_548535342"/></text:p>
      <text:p text:style-name="P1">*création du kit de sample CC DI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74" meta:word-count="364" meta:character-count="1922" meta:non-whitespace-character-count="1589"/>
    <meta:generator>LibreOfficeDev/5.1.0.3$Linux_X86_64 LibreOffice_project/</meta:generator>
  </office:meta>
</office:document-meta>
</file>